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3699c" officeooo:paragraph-rsid="0003699c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4f748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4f748" officeooo:paragraph-rsid="00073070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073070" officeooo:paragraph-rsid="00073070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1ecf6" officeooo:paragraph-rsid="0021ecf6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06aab" officeooo:paragraph-rsid="00206aab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5ad59" officeooo:paragraph-rsid="0025ad59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72b3a" officeooo:paragraph-rsid="00272b3a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8b2d8" officeooo:paragraph-rsid="0028b2d8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9b393" officeooo:paragraph-rsid="0029b393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f83f3" officeooo:paragraph-rsid="002f83f3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2fa59a" officeooo:paragraph-rsid="002fa59a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317502" officeooo:paragraph-rsid="00317502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3699c" officeooo:paragraph-rsid="0003699c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073070" officeooo:paragraph-rsid="00073070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1ea67d" officeooo:paragraph-rsid="001ea67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06aab" officeooo:paragraph-rsid="00206aab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25864" officeooo:paragraph-rsid="00225864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officeooo:rsid="0023f8a3" officeooo:paragraph-rsid="0023f8a3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0b2ff1" officeooo:paragraph-rsid="000b2ff1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108658" officeooo:paragraph-rsid="00121b3d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2a60ed" officeooo:paragraph-rsid="002a60ed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2a60ed" officeooo:paragraph-rsid="002bf51e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2c7e76" officeooo:paragraph-rsid="002c7e76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2d9c6b" officeooo:paragraph-rsid="002d9c6b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rsid="0022f9db" officeooo:paragraph-rsid="0022f9db"/>
    </style:style>
    <style:style style:name="P27" style:family="paragraph" style:parent-style-name="Standard" style:list-style-name="L1">
      <style:paragraph-properties fo:text-align="justify" style:justify-single-word="false"/>
      <style:text-properties fo:language="ru" fo:country="RU" officeooo:rsid="001cd429" officeooo:paragraph-rsid="001cd429"/>
    </style:style>
    <style:style style:name="P28" style:family="paragraph" style:parent-style-name="Standard" style:list-style-name="L1">
      <style:paragraph-properties fo:text-align="justify" style:justify-single-word="false"/>
      <style:text-properties fo:language="ru" fo:country="RU" officeooo:rsid="0006d5ea" officeooo:paragraph-rsid="0006d5ea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ru" fo:country="RU" officeooo:rsid="0006f015" officeooo:paragraph-rsid="0006f015"/>
    </style:style>
    <style:style style:name="P30" style:family="paragraph" style:parent-style-name="Standard" style:list-style-name="L1">
      <style:paragraph-properties fo:text-align="justify" style:justify-single-word="false"/>
      <style:text-properties fo:language="ru" fo:country="RU" officeooo:rsid="000799a5" officeooo:paragraph-rsid="000799a5"/>
    </style:style>
    <style:style style:name="P31" style:family="paragraph" style:parent-style-name="Standard" style:list-style-name="L1">
      <style:paragraph-properties fo:text-align="justify" style:justify-single-word="false"/>
      <style:text-properties fo:language="ru" fo:country="RU" officeooo:rsid="0009430a" officeooo:paragraph-rsid="0009430a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ru" fo:country="RU" officeooo:rsid="0009c0d4" officeooo:paragraph-rsid="0009c0d4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ru" fo:country="RU" officeooo:rsid="00108658" officeooo:paragraph-rsid="00108658"/>
    </style:style>
    <style:style style:name="P34" style:family="paragraph" style:parent-style-name="Standard" style:list-style-name="L1">
      <style:paragraph-properties fo:text-align="justify" style:justify-single-word="false"/>
      <style:text-properties fo:language="ru" fo:country="RU" officeooo:rsid="00121b3d" officeooo:paragraph-rsid="00121b3d"/>
    </style:style>
    <style:style style:name="P35" style:family="paragraph" style:parent-style-name="Standard" style:list-style-name="L1">
      <style:paragraph-properties fo:text-align="justify" style:justify-single-word="false"/>
      <style:text-properties fo:language="ru" fo:country="RU" officeooo:rsid="00140134" officeooo:paragraph-rsid="00140134"/>
    </style:style>
    <style:style style:name="P36" style:family="paragraph" style:parent-style-name="Standard" style:list-style-name="L1">
      <style:paragraph-properties fo:text-align="justify" style:justify-single-word="false"/>
      <style:text-properties fo:language="ru" fo:country="RU" officeooo:rsid="0015aa04" officeooo:paragraph-rsid="0015aa04"/>
    </style:style>
    <style:style style:name="P37" style:family="paragraph" style:parent-style-name="Standard" style:list-style-name="L1">
      <style:paragraph-properties fo:text-align="justify" style:justify-single-word="false"/>
      <style:text-properties fo:language="ru" fo:country="RU" officeooo:rsid="00176f89" officeooo:paragraph-rsid="00176f89"/>
    </style:style>
    <style:style style:name="P38" style:family="paragraph" style:parent-style-name="Standard" style:list-style-name="L1">
      <style:paragraph-properties fo:text-align="justify" style:justify-single-word="false"/>
      <style:text-properties fo:language="ru" fo:country="RU" officeooo:rsid="001ad4e0" officeooo:paragraph-rsid="001ad4e0"/>
    </style:style>
    <style:style style:name="P39" style:family="paragraph" style:parent-style-name="Standard" style:list-style-name="L1">
      <style:paragraph-properties fo:text-align="justify" style:justify-single-word="false"/>
      <style:text-properties fo:language="ru" fo:country="RU" officeooo:rsid="00191f27" officeooo:paragraph-rsid="00191f27"/>
    </style:style>
    <style:style style:name="P40" style:family="paragraph" style:parent-style-name="Standard" style:list-style-name="L1">
      <style:paragraph-properties fo:text-align="justify" style:justify-single-word="false"/>
      <style:text-properties fo:language="ru" fo:country="RU" officeooo:rsid="000b2ff1" officeooo:paragraph-rsid="000b2ff1"/>
    </style:style>
    <style:style style:name="P41" style:family="paragraph" style:parent-style-name="Standard" style:list-style-name="L1">
      <style:paragraph-properties fo:text-align="justify" style:justify-single-word="false"/>
      <style:text-properties fo:language="ru" fo:country="RU" officeooo:rsid="000c3574" officeooo:paragraph-rsid="000c3574"/>
    </style:style>
    <style:style style:name="P42" style:family="paragraph" style:parent-style-name="Standard" style:list-style-name="L1">
      <style:paragraph-properties fo:text-align="start" style:justify-single-word="false"/>
      <style:text-properties fo:language="ru" fo:country="RU" officeooo:rsid="000c3574" officeooo:paragraph-rsid="000c3574"/>
    </style:style>
    <style:style style:name="P43" style:family="paragraph" style:parent-style-name="Standard" style:list-style-name="L1">
      <style:paragraph-properties fo:text-align="justify" style:justify-single-word="false"/>
      <style:text-properties fo:language="ru" fo:country="RU" officeooo:rsid="001ed765" officeooo:paragraph-rsid="001ed765"/>
    </style:style>
    <style:style style:name="P44" style:family="paragraph" style:parent-style-name="Standard" style:list-style-name="L1">
      <style:paragraph-properties fo:text-align="justify" style:justify-single-word="false"/>
      <style:text-properties fo:language="ru" fo:country="RU" officeooo:rsid="0023d017" officeooo:paragraph-rsid="0023d017"/>
    </style:style>
    <style:style style:name="P45" style:family="paragraph" style:parent-style-name="Standard">
      <style:paragraph-properties fo:text-align="justify" style:justify-single-word="false"/>
      <style:text-properties fo:language="ru" fo:country="RU" officeooo:rsid="002a60ed" officeooo:paragraph-rsid="002a60ed"/>
    </style:style>
    <style:style style:name="P46" style:family="paragraph" style:parent-style-name="Standard" style:list-style-name="L1">
      <style:paragraph-properties fo:text-align="justify" style:justify-single-word="false"/>
      <style:text-properties fo:language="en" fo:country="US" officeooo:rsid="0006f590" officeooo:paragraph-rsid="0006f590"/>
    </style:style>
    <style:style style:name="P47" style:family="paragraph" style:parent-style-name="Standard" style:list-style-name="L1">
      <style:paragraph-properties fo:text-align="justify" style:justify-single-word="false"/>
      <style:text-properties fo:language="en" fo:country="US" officeooo:rsid="000c3574" officeooo:paragraph-rsid="000c3574"/>
    </style:style>
    <style:style style:name="P48" style:family="paragraph" style:parent-style-name="Standard" style:list-style-name="L1">
      <style:paragraph-properties fo:text-align="justify" style:justify-single-word="false"/>
      <style:text-properties fo:language="en" fo:country="US" officeooo:rsid="001ea67d" officeooo:paragraph-rsid="001ed765"/>
    </style:style>
    <style:style style:name="P49" style:family="paragraph" style:parent-style-name="Standard" style:list-style-name="L1">
      <style:paragraph-properties fo:text-align="justify" style:justify-single-word="false"/>
      <style:text-properties fo:language="en" fo:country="US" officeooo:rsid="0022f9db" officeooo:paragraph-rsid="0022f9db"/>
    </style:style>
    <style:style style:name="P50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officeooo:paragraph-rsid="0009c0d4"/>
    </style:style>
    <style:style style:name="P51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9c0d4" officeooo:paragraph-rsid="0009c0d4"/>
    </style:style>
    <style:style style:name="P52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ru" fo:country="RU" officeooo:rsid="000b2ff1" officeooo:paragraph-rsid="000b2ff1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31cac9" officeooo:paragraph-rsid="003331c7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ru" fo:country="RU" officeooo:rsid="003331c7" officeooo:paragraph-rsid="003331c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76be"/>
    </style:style>
    <style:style style:name="T3" style:family="text">
      <style:text-properties fo:language="en" fo:country="US" officeooo:rsid="0009c0d4"/>
    </style:style>
    <style:style style:name="T4" style:family="text">
      <style:text-properties fo:language="en" fo:country="US" officeooo:rsid="0028b2d8"/>
    </style:style>
    <style:style style:name="T5" style:family="text">
      <style:text-properties fo:language="en" fo:country="US" officeooo:rsid="003331c7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9c0d4"/>
    </style:style>
    <style:style style:name="T8" style:family="text">
      <style:text-properties fo:language="ru" fo:country="RU" officeooo:rsid="0021ecf6"/>
    </style:style>
    <style:style style:name="T9" style:family="text">
      <style:text-properties officeooo:rsid="000799a5"/>
    </style:style>
    <style:style style:name="T10" style:family="text">
      <style:text-properties officeooo:rsid="0009430a"/>
    </style:style>
    <style:style style:name="T11" style:family="text">
      <style:text-properties officeooo:rsid="000f36f2"/>
    </style:style>
    <style:style style:name="T12" style:family="text">
      <style:text-properties officeooo:rsid="0013a426"/>
    </style:style>
    <style:style style:name="T13" style:family="text">
      <style:text-properties officeooo:rsid="00191f27"/>
    </style:style>
    <style:style style:name="T14" style:family="text">
      <style:text-properties officeooo:rsid="001ad4e0"/>
    </style:style>
    <style:style style:name="T15" style:family="text">
      <style:text-properties officeooo:rsid="0023f8a3"/>
    </style:style>
    <style:style style:name="T16" style:family="text">
      <style:text-properties officeooo:rsid="002bf51e"/>
    </style:style>
    <style:style style:name="T17" style:family="text">
      <style:text-properties officeooo:rsid="003331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4">Задачи:</text:p>
      <text:p text:style-name="P15">[<text:span text:style-name="T15">X</text:span>] <text:span text:style-name="T6">Статья на ХабраХабр про самотестируещиеся </text:span>PageObject-<text:span text:style-name="T6">классы</text:span></text:p>
      <text:p text:style-name="P18">[<text:span text:style-name="T15">X</text:span>] <text:span text:style-name="T6">Пропиарить </text:span>PageRecorder <text:span text:style-name="T6">в рассылку </text:span>Selenium Users</text:p>
      <text:p text:style-name="P19">[ ] <text:span text:style-name="T6">Записать видео записи страницы вручную против </text:span>SWD Page Recorder <text:span text:style-name="T6">в фреймворке </text:span>SWD Starter</text:p>
      <text:p text:style-name="P19"/>
      <text:p text:style-name="P7">Идеи? </text:p>
      <text:p text:style-name="P7"/>
      <text:p text:style-name="P8">Проблемы. </text:p>
      <text:p text:style-name="P8"/>
      <text:p text:style-name="P8">Время на создание <text:span text:style-name="T1">PageObject'</text:span>ов. В основном – это запись элементов</text:p>
      <text:p text:style-name="P8"/>
      <text:p text:style-name="P9">Неужели <text:span text:style-name="T1">Record&amp;Play </text:span>быстрее чем пейджобжекты?</text:p>
      <text:p text:style-name="P9"/>
      <text:p text:style-name="P10">Убедить в том, что <text:s/><text:span text:style-name="T4">Record&amp;Play – </text:span>это очень быстро и эффенктивно. </text:p>
      <text:p text:style-name="P10">Убедить в том, что <text:s/><text:span text:style-name="T4">Record&amp;Play </text:span>никуда не годится. </text:p>
      <text:p text:style-name="P7"/>
      <text:p text:style-name="P19"><text:s/></text:p>
      <text:p text:style-name="P3"/>
      <text:p text:style-name="P3"/>
      <text:p text:style-name="P17">SWD Page Recorder – <text:span text:style-name="T6">это не что то такое, что я вам сейчас покажу, как идею... А вы подождите пару месяцев, я допилю интерфейс... а потом, вы </text:span><text:span text:style-name="T8">поймёте</text:span><text:span text:style-name="T6"> насколько это все гибкое и вообще. </text:span></text:p>
      <text:p text:style-name="P5">Может быть. </text:p>
      <text:p text:style-name="P5"/>
      <text:p text:style-name="P6">SWD Page Recorder – это приложение, которое вы можете использовать прямо сейчас</text:p>
      <text:p text:style-name="P3"/>
      <text:p text:style-name="P3"/>
      <text:p text:style-name="P3">Доклад</text:p>
      <text:p text:style-name="P3"/>
      <text:p text:style-name="P3"><text:s/></text:p>
      <text:p text:style-name="P2"/>
      <text:p text:style-name="P2">Вначале:</text:p>
      <text:list xml:id="list5794814524886078759" text:style-name="L1">
        <text:list-item>
          <text:p text:style-name="P27">Все началось с <text:span text:style-name="T1">SilkTest</text:span></text:p>
        </text:list-item>
        <text:list-item>
          <text:p text:style-name="P28">Борьба с рутиной при создании <text:span text:style-name="T1">PageObject-</text:span>классов</text:p>
        </text:list-item>
        <text:list-item>
          <text:p text:style-name="P28">Компоненты <text:span text:style-name="T1">PageObject</text:span></text:p>
          <text:list>
            <text:list-item>
              <text:p text:style-name="P28">Методы/Действия (весело)</text:p>
              <text:list>
                <text:list-item>
                  <text:p text:style-name="P28">Действия предметной области</text:p>
                </text:list-item>
                <text:list-item>
                  <text:p text:style-name="P28">Использование других <text:span text:style-name="T1">PageObjects</text:span></text:p>
                </text:list-item>
              </text:list>
            </text:list-item>
            <text:list-item>
              <text:p text:style-name="P28">Элементы <text:span text:style-name="T1">(с</text:span>кучно<text:span text:style-name="T1">)</text:span></text:p>
              <text:list>
                <text:list-item>
                  <text:p text:style-name="P29">Рутина записи элемента <text:span text:style-name="T9">(показать, видео)</text:span></text:p>
                </text:list-item>
                <text:list-item>
                  <text:p text:style-name="P29">Переключение контекста</text:p>
                </text:list-item>
                <text:list-item>
                  <text:p text:style-name="P29">Подбор и редактирование локатора</text:p>
                </text:list-item>
              </text:list>
            </text:list-item>
            <text:list-item>
              <text:p text:style-name="P29">Демонстрация работы <text:span text:style-name="T1">Page Recorder </text:span>для подбора элементов</text:p>
              <text:list>
                <text:list-item>
                  <text:p text:style-name="P46">WebElement Explorer</text:p>
                </text:list-item>
                <text:list-item>
                  <text:p text:style-name="P30">Редактирование локаторов</text:p>
                  <text:list>
                    <text:list-item>
                      <text:p text:style-name="P30">Из <text:span text:style-name="T1">Xpath </text:span>в <text:span text:style-name="T1">CSS / Name / HtmlID</text:span></text:p>
                    </text:list-item>
                    <text:list-item>
                      <text:p text:style-name="P30"><text:soft-page-break/>Подсветка <text:span text:style-name="T10">элемента на странице</text:span></text:p>
                    </text:list-item>
                    <text:list-item>
                      <text:p text:style-name="P30">Поиск в <text:span text:style-name="T1">DOM</text:span></text:p>
                    </text:list-item>
                  </text:list>
                </text:list-item>
                <text:list-item>
                  <text:p text:style-name="P30">Базовая демонстрация генерации кода</text:p>
                </text:list-item>
              </text:list>
            </text:list-item>
          </text:list>
        </text:list-item>
        <text:list-item>
          <text:p text:style-name="P31">Самотестируемые <text:span text:style-name="T1">PageObject-</text:span>классы <text:span text:style-name="T14">(видео?)</text:span></text:p>
          <text:list>
            <text:list-item>
              <text:p text:style-name="P32">Подход:</text:p>
            </text:list-item>
          </text:list>
        </text:list-item>
      </text:list>
      <text:list xml:id="list7243106856526491641" text:style-name="L2">
        <text:list-item>
          <text:p text:style-name="P50"><text:span text:style-name="T7">Записать </text:span><text:span text:style-name="T3">PageObject</text:span></text:p>
        </text:list-item>
        <text:list-item>
          <text:p text:style-name="P51">Автоматически сгенерировать метод проверки</text:p>
        </text:list-item>
        <text:list-item>
          <text:p text:style-name="P52">Добавить тест</text:p>
        </text:list-item>
      </text:list>
      <text:list xml:id="list21332460169431" text:continue-list="list5794814524886078759" text:style-name="L1">
        <text:list-item>
          <text:list>
            <text:list-item>
              <text:p text:style-name="P33">Выгоды использования самотестируемых <text:span text:style-name="T1">PageObject-</text:span>классов</text:p>
              <text:list>
                <text:list-item>
                  <text:p text:style-name="P33">Это – лёгкие <text:span text:style-name="T1">smoke-</text:span>тесты для вашего приложения</text:p>
                  <text:list>
                    <text:list-item>
                      <text:p text:style-name="P33">Для разных браузеров</text:p>
                    </text:list-item>
                    <text:list-item>
                      <text:p text:style-name="P33">Для отлова <text:span text:style-name="T1">JavaScript </text:span>и Серверных ошибок</text:p>
                    </text:list-item>
                  </text:list>
                </text:list-item>
                <text:list-item>
                  <text:p text:style-name="P34">Это – быстрый тест того, что декларации <text:span text:style-name="T1">PageObject </text:span>соответствуют страницам приложения</text:p>
                  <text:list>
                    <text:list-item>
                      <text:p text:style-name="P34">Помогают быстро выявить и исправить неверные локаторы <text:span text:style-name="T12">до прогона «тяжёлых» тестов</text:span></text:p>
                    </text:list-item>
                  </text:list>
                </text:list-item>
                <text:list-item>
                  <text:p text:style-name="P35">Это – чёткий и простой путь:</text:p>
                  <text:list>
                    <text:list-item>
                      <text:p text:style-name="P35">Не знаешь чем заняться? – Определяй новые <text:span text:style-name="T1">PageObject'</text:span>ы и добавляй для них тесты</text:p>
                    </text:list-item>
                  </text:list>
                </text:list-item>
              </text:list>
            </text:list-item>
            <text:list-item>
              <text:p text:style-name="P36">Что необходимо для создания самотестируемого <text:span text:style-name="T1">PageObject-</text:span>класса?</text:p>
              <text:list>
                <text:list-item>
                  <text:p text:style-name="P37">Методы <text:span text:style-name="T1">Page.Invoke</text:span><text:span text:style-name="T13">()</text:span><text:span text:style-name="T1"> </text:span>и <text:s/><text:span text:style-name="T1">Page.Exists</text:span><text:span text:style-name="T13">()</text:span></text:p>
                </text:list-item>
                <text:list-item>
                  <text:p text:style-name="P38">Метод <text:span text:style-name="T1">VerifyExpectedControls()</text:span></text:p>
                </text:list-item>
                <text:list-item>
                  <text:p text:style-name="P39">Универсальный метод проверки</text:p>
                </text:list-item>
                <text:list-item>
                  <text:p text:style-name="P38">Тест на каждый <text:span text:style-name="T1">PageObject</text:span></text:p>
                </text:list-item>
              </text:list>
            </text:list-item>
          </text:list>
        </text:list-item>
      </text:list>
      <text:p text:style-name="P21"/>
      <text:list xml:id="list21332464144551" text:continue-numbering="true" text:style-name="L1">
        <text:list-item>
          <text:list>
            <text:list-item>
              <text:p text:style-name="P40">Автоматическая генерация кода проверки (правка шаблона авто генератора)</text:p>
              <text:list>
                <text:list-item>
                  <text:p text:style-name="P41">Формат <text:span text:style-name="T1">cshtml</text:span></text:p>
                </text:list-item>
                <text:list-item>
                  <text:p text:style-name="P41">Собственный внешний генератор</text:p>
                  <text:list>
                    <text:list-item>
                      <text:p text:style-name="P47"><text:span text:style-name="T11">JSON</text:span> file</text:p>
                    </text:list-item>
                    <text:list-item>
                      <text:p text:style-name="P42">Пример на <text:span text:style-name="T2">perl<text:line-break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Turbo speed Page Recording</text:p>
          <text:list>
            <text:list-item>
              <text:p text:style-name="P43">Новая фича: генерация нескольких классов для <text:span text:style-name="T1">SWD Starter</text:span></text:p>
            </text:list-item>
          </text:list>
        </text:list-item>
        <text:list-item>
          <text:p text:style-name="P49">JavaScript snippets: API is for weak!</text:p>
          <text:list>
            <text:list-item>
              <text:p text:style-name="P49">Post to twitter</text:p>
            </text:list-item>
            <text:list-item>
              <text:p text:style-name="P49">Facebook</text:p>
            </text:list-item>
            <text:list-item>
              <text:p text:style-name="P49">Add contacts in LinkeIn</text:p>
            </text:list-item>
          </text:list>
        </text:list-item>
        <text:list-item>
          <text:p text:style-name="P44">Демо: Для смоук тестов. Проверить каждое поле на <text:span text:style-name="T1">HTML/Javascript injection</text:span></text:p>
        </text:list-item>
      </text:list>
      <text:p text:style-name="P26"/>
      <text:p text:style-name="P20"/>
      <text:p text:style-name="P22">Smoke тесты для страниц:</text:p>
      <text:p text:style-name="P23">Простые и <text:span text:style-name="T16">Однотипные</text:span></text:p>
      <text:p text:style-name="P24">Говорят, что приложение работает</text:p>
      <text:p text:style-name="P24">Могут отловить простейшие ошибки <text:span text:style-name="T1">Javascript/</text:span>Сервера</text:p>
      <text:p text:style-name="P25">Доказывают, что путь из страницы А на страницу Б возможен</text:p>
      <text:p text:style-name="P22"/>
      <text:p text:style-name="P2"><text:soft-page-break/></text:p>
      <text:p text:style-name="P11">Framework – Что было сделано:</text:p>
      <text:p text:style-name="P11"/>
      <text:p text:style-name="P12">Придумана и разработана архитектура</text:p>
      <text:p text:style-name="P13">Разработан </text:p>
      <text:p text:style-name="P2"><text:tab/></text:p>
      <text:p text:style-name="P2"><text:tab/></text:p>
      <text:p text:style-name="P14"/>
      <text:p text:style-name="P14"/>
      <text:p text:style-name="P14"/>
      <text:p text:style-name="P14"/>
      <text:p text:style-name="P53"><text:span text:style-name="T17">А не случилось ли по пути к странице ошибок:</text:span></text:p>
      <text:p text:style-name="P53"/>
      <text:p text:style-name="P53"><text:span text:style-name="T17">Server / HTTP?</text:span></text:p>
      <text:p text:style-name="P53"><text:span text:style-name="T17">JavaScript исключений?</text:span></text:p>
      <text:p text:style-name="P53"/>
      <text:p text:style-name="P54">Такие ошибки могут быть автоматически отловлены фреймворком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03:39:27.471000000</meta:creation-date>
    <dc:date>2014-02-14T02:13:32.385000000</dc:date>
    <meta:editing-duration>PT3H37M9S</meta:editing-duration>
    <meta:editing-cycles>46</meta:editing-cycles>
    <meta:generator>LibreOffice/4.1.4.2$Windows_x86 LibreOffice_project/0a0440ccc0227ad9829de5f46be37cfb6edcf72</meta:generator>
    <meta:document-statistic meta:table-count="0" meta:image-count="0" meta:object-count="0" meta:page-count="3" meta:paragraph-count="78" meta:word-count="420" meta:character-count="2807" meta:non-whitespace-character-count="2483"/>
  </office:meta>
</office:document-meta>
</file>